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3362" officeooo:paragraph-rsid="00063362"/>
    </style:style>
    <style:style style:name="P2" style:family="paragraph" style:parent-style-name="Standard">
      <style:text-properties officeooo:rsid="0007e015" officeooo:paragraph-rsid="0007e015"/>
    </style:style>
    <style:style style:name="T1" style:family="text">
      <style:text-properties officeooo:rsid="0007e015"/>
    </style:style>
    <style:style style:name="T2" style:family="text">
      <style:text-properties officeooo:rsid="0009d97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ception handling Interview Questions</text:p>
      <text:p text:style-name="P1"/>
      <text:p text:style-name="P1">Q) What is an exception?</text:p>
      <text:p text:style-name="P1">- Exception handling is to handle the runtime errors so that normal flow of the application can be maintained. The main advantage of exception handling is to maintain the normal flow of the application.</text:p>
      <text:p text:style-name="P1"/>
      <text:p text:style-name="P1">Q) Which package has definitions for all the exception classes?</text:p>
      <text:p text:style-name="P1">- Java.lang.Exception</text:p>
      <text:p text:style-name="P1"/>
      <text:p text:style-name="P1">Q) Difference between Checked and Unchecked Exceptions</text:p>
      <text:p text:style-name="P1">- Checked Exception: <text:span text:style-name="T1">are checked at compile-time. It means if a method is throwing a checked exception then it should handle the exception using try-catch block or it should declare the exception using throws keyword. (IOException, ClassNotFoundException)</text:span></text:p>
      <text:p text:style-name="P1">- <text:span text:style-name="T1">Unchecked Exception: are not checked at compile-time. It means if your program is throwing an unchecked exception and even if you didn’t handle/declare that exception, the program won’t give an error. (NullPointerException, ArrayIndexOutOfBoundsException)</text:span></text:p>
      <text:p text:style-name="P1"/>
      <text:p text:style-name="P2">Q) Throw keyword?</text:p>
      <text:p text:style-name="P2">- it is used for throwing user defined or pre-defined exception.</text:p>
      <text:p text:style-name="P2"/>
      <text:p text:style-name="P2">Q) Throws keyword?</text:p>
      <text:p text:style-name="P2">- if a method does not handle a checked exception, the method must declare it using the throws keyword.</text:p>
      <text:p text:style-name="P2"/>
      <text:p text:style-name="P2">Q) Finally?</text:p>
      <text:p text:style-name="P2">- <text:span text:style-name="T2">Finally block is a block of code that always execute, whether an exception occurs or no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10:08:33.669419912</meta:creation-date>
    <dc:date>2018-10-04T10:41:32.285678371</dc:date>
    <meta:editing-duration>PT1M48S</meta:editing-duration>
    <meta:editing-cycles>1</meta:editing-cycles>
    <meta:document-statistic meta:table-count="0" meta:image-count="0" meta:object-count="0" meta:page-count="1" meta:paragraph-count="14" meta:word-count="188" meta:character-count="1218" meta:non-whitespace-character-count="1044"/>
    <meta:generator>LibreOffice/6.0.6.2$Linux_X86_64 LibreOffice_project/00m0$Build-2</meta:generator>
  </office:meta>
</office:document-meta>
</file>